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el" style:master-page-name="MP0" style:family="paragraph">
      <style:paragraph-properties fo:break-before="page"/>
    </style:style>
    <style:style style:name="P2" style:parent-style-name="Lijstalinea" style:list-style-name="LFO1" style:family="paragraph"/>
    <style:style style:name="P3" style:parent-style-name="Lijstalinea" style:list-style-name="LFO1" style:family="paragraph"/>
    <style:style style:name="P4" style:parent-style-name="Lijstalinea" style:list-style-name="LFO1" style:family="paragraph"/>
    <style:style style:name="P5" style:parent-style-name="Lijstalinea" style:list-style-name="LFO1" style:family="paragraph"/>
    <style:style style:name="P6" style:parent-style-name="Lijstalinea" style:list-style-name="LFO1" style:family="paragraph"/>
    <style:style style:name="P7" style:parent-style-name="Lijstalinea" style:list-style-name="LFO1" style:family="paragraph"/>
    <style:style style:name="P8" style:parent-style-name="Lijstalinea" style:list-style-name="LFO1" style:family="paragraph"/>
    <style:style style:name="P9" style:parent-style-name="Lijstalinea" style:list-style-name="LFO1" style:family="paragraph"/>
    <style:style style:name="P10" style:parent-style-name="Lijstalinea" style:list-style-name="LFO1" style:family="paragraph"/>
    <style:style style:name="P11" style:parent-style-name="Lijstalinea" style:list-style-name="LFO1" style:family="paragraph"/>
    <style:style style:name="P12" style:parent-style-name="Lijstalinea" style:list-style-name="LFO1" style:family="paragraph"/>
    <style:style style:name="P13" style:parent-style-name="Lijstalinea" style:list-style-name="LFO1" style:family="paragraph"/>
  </office:automatic-styles>
  <office:body>
    <office:text text:use-soft-page-breaks="true">
      <text:p text:style-name="P1">Domeinspecifieke leerresultaten van de opleiding</text:p>
      <text:p text:style-name="Standaard"/>
      <text:list text:style-name="LFO1" text:continue-numbering="true">
        <text:list-item>
          <text:p text:style-name="P2">Voor de analyse heb ik geregeld moeite met alles van fase één te vinden. Vaak komen er geregeld nog extra ingevingen bij naargelang de ontwikkeling vordert. Voorbeelden daar van zijn een extra klasse, bijvoorbeeld als bijkomstige abstractielaag tussen de klasses.</text:p>
        </text:list-item>
        <text:list-item>
          <text:p text:style-name="P3">Het opslagen van gegevens op een correcte manier is iets wat ik zelf ook belangrijk vind. Voorbeelden hiervan zijn het gebruik van version control zoals github. Documentatie in de applicatie zelf kan soms nog wat beter maar voor het merendeel van de projecten moesten we individueel werken waardoor ik dit minder relevant achtte.<text:s/></text:p>
        </text:list-item>
        <text:list-item>
          <text:p text:style-name="P4">Bij het ontwerpen van een applicatie probeer ik altijd te focussen op het open-closed principe. Dit om te vermijden dat bij eventuele wijzigingen, de voorgaande code ook continu moet worden aangepast of verwijderd worden. Op gebied van testing voorzie ik meestal een smoketest om te testen dat de belangrijkste functies werken.</text:p>
        </text:list-item>
        <text:list-item>
          <text:p text:style-name="P5">Dit leunt een beetje samen met het open-closed principe van het voorgaande leerresultaat.<text:s/></text:p>
        </text:list-item>
        <text:list-item>
          <text:p text:style-name="P6">Echte maatschappelijke topics en dergelijke zijn niet zozeer van toepassing geweest tijdens de opleiding.<text:s/>Op vlak van regelgeving etc. probeer ik altijd te respecteren wat er opgelegd is geweest. Ik denk hierbij aan conventies, bijkomende klasses etc.</text:p>
        </text:list-item>
        <text:list-item>
          <text:p text:style-name="P7">Veel van onze werken vertrokken van stukken code die reeds geschreven waren door de docenten die we dan nadien gingen verwerken en aanpassen. Een van de zaken die hier goed bij past is het refactoren van code. Dit kan zowel gaan over code die ik zelf geschreven heb of code die door een medestudent/lector werd geschreven.<text:s/></text:p>
        </text:list-item>
        <text:list-item>
          <text:p text:style-name="P8">Bij verschillende projecten werd er eerst op voorhand een analyse in groep gedaan. Hier was het altijd deels ook de opzet om feedback aan elkaar te geven en elkanders code/analysewerk kritisch te bekijken. Bij bijvoorbeeld de projectweek werd er tijdens de projectweek altijd gewerkt met een kritische ingesteldheid.</text:p>
        </text:list-item>
        <text:list-item>
          <text:p text:style-name="P9">Omtrent deze competentie hebben we nog niet veel moeten doen. Enkele voorbeelden die ik wel kan aanhalen zijn de projectweek waarbij we in groep moesten werken aan onze opdracht. Hierbij werd er geroteerd in rollen waarbij ik een paar keer PO ben geweest.<text:s/></text:p>
        </text:list-item>
        <text:list-item>
          <text:p text:style-name="P10">Nederlands is mijn moedertaal en Engels spreek ik al jaren. Beiden gaan vloeiend.</text:p>
        </text:list-item>
        <text:list-item>
          <text:p text:style-name="P11">Onze vakken bleven eerder beperkt tot lokale opdrachten. Bij methodes, klassen, … wordt Engels als voertaal gebruikt om het internationale karakter te bevorderen. Naast deze conventie, zijn er veel online handleidingen in het Engels.</text:p>
        </text:list-item>
        <text:list-item>
          <text:p text:style-name="P12">Ik volg enkele blogs/kanalen om op de hoogte te blijven over de nieuwigheden in de informaticawereld. Vaak kom ik hierbij ook in contact met bepaalde zaken die reeds al lang bestonden maar nog niet van gehoord had.</text:p>
        </text:list-item>
        <text:list-item>
          <text:p text:style-name="P13">Een grote opdracht bij IT is om<text:s/>applicaties, testen, analysewerk,… te bewapenen tegen veranderingen. Dit om te vermijden dat alles opnieuw moeten worden geschreven bij eventuele veranderingen.<text:s/></text:p>
        </text:list-item>
      </text:list>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Titel" style:display-name="Titel" style:family="paragraph" style:parent-style-name="Standaard" style:next-style-name="Standaard">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bruiker</meta:initial-creator>
    <dc:creator>Gebruiker</dc:creator>
    <meta:creation-date>2018-04-03T09:23:00Z</meta:creation-date>
    <dc:date>2018-04-03T11:15:00Z</dc:date>
    <meta:template xlink:href="Normal.dotm" xlink:type="simple"/>
    <meta:editing-cycles>2</meta:editing-cycles>
    <meta:editing-duration>PT4800S</meta:editing-duration>
    <meta:document-statistic meta:page-count="1" meta:paragraph-count="5" meta:word-count="452" meta:character-count="2935" meta:row-count="20" meta:non-whitespace-character-count="2488"/>
  </office:meta>
</office:document-meta>
</file>